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Code_20_block">
      <style:text-properties officeooo:rsid="0018780e"/>
    </style:style>
    <style:style style:name="P9" style:family="paragraph" style:parent-style-name="Heading_20_2">
      <style:paragraph-properties fo:break-before="page"/>
    </style:style>
    <style:style style:name="P10" style:family="paragraph" style:parent-style-name="Standard" style:list-style-name="Numbering_20_1"/>
    <style:style style:name="P11" style:family="paragraph" style:parent-style-name="Standard" style:list-style-name="Numbering_20_1">
      <style:text-properties officeooo:paragraph-rsid="001d5430"/>
    </style:style>
    <style:style style:name="P12" style:family="paragraph" style:parent-style-name="Standard">
      <style:text-properties officeooo:rsid="001d5430"/>
    </style:style>
    <style:style style:name="P13" style:family="paragraph" style:parent-style-name="Standard">
      <style:text-properties officeooo:paragraph-rsid="00244728"/>
    </style:style>
    <style:style style:name="P14" style:family="paragraph" style:parent-style-name="Standard">
      <style:paragraph-properties fo:break-before="page"/>
    </style:style>
    <style:style style:name="P15" style:family="paragraph" style:parent-style-name="Code_20_block">
      <style:text-properties officeooo:paragraph-rsid="00244728"/>
    </style:style>
    <style:style style:name="P16" style:family="paragraph" style:parent-style-name="Code_20_block">
      <style:text-properties officeooo:paragraph-rsid="0024b383"/>
    </style:style>
    <style:style style:name="P17" style:family="paragraph" style:parent-style-name="Code_20_block">
      <style:text-properties officeooo:paragraph-rsid="00250a76"/>
    </style:style>
    <style:style style:name="P18" style:family="paragraph" style:parent-style-name="Heading_20_3">
      <style:text-properties officeooo:rsid="001d5430" officeooo:paragraph-rsid="001d5430"/>
    </style:style>
    <style:style style:name="P19" style:family="paragraph" style:parent-style-name="Heading_20_3">
      <style:text-properties officeooo:paragraph-rsid="00244728"/>
    </style:style>
    <style:style style:name="P2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08000"/>
    </style:style>
    <style:style style:name="T9" style:family="text">
      <style:text-properties fo:color="#008000" officeooo:rsid="0018780e"/>
    </style:style>
    <style:style style:name="T10" style:family="text">
      <style:text-properties officeooo:rsid="0018780e"/>
    </style:style>
    <style:style style:name="T11" style:family="text">
      <style:text-properties officeooo:rsid="0018f604"/>
    </style:style>
    <style:style style:name="T12" style:family="text">
      <style:text-properties officeooo:rsid="001afe49"/>
    </style:style>
    <style:style style:name="T13" style:family="text">
      <style:text-properties officeooo:rsid="001b131a"/>
    </style:style>
    <style:style style:name="T14" style:family="text">
      <style:text-properties officeooo:rsid="001b87eb"/>
    </style:style>
    <style:style style:name="T15" style:family="text">
      <style:text-properties officeooo:rsid="001c787a"/>
    </style:style>
    <style:style style:name="T16" style:family="text">
      <style:text-properties officeooo:rsid="001d5430"/>
    </style:style>
    <style:style style:name="T17" style:family="text">
      <style:text-properties officeooo:rsid="00240cf5"/>
    </style:style>
    <style:style style:name="T18" style:family="text">
      <style:text-properties officeooo:rsid="00244728"/>
    </style:style>
    <style:style style:name="T19" style:family="text">
      <style:text-properties officeooo:rsid="0024b383"/>
    </style:style>
    <style:style style:name="T20" style:family="text">
      <style:text-properties officeooo:rsid="00250a76"/>
    </style:style>
    <style:style style:name="T21" style:family="text">
      <style:text-properties officeooo:rsid="00252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5701225915722001"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33220080"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33223382"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oft-page-brea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33234115"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33222869"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33223689"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33213800"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33207494"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33230571"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3321438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33218556"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33207996"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33217857"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33219680"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3320581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3322817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33237406" text:continue-numbering="true" text:style-name="Outline">
        <text:list-item>
          <text:list>
            <text:list-item>
              <text:list>
                <text:list-item>
                  <text:h text:style-name="P19" text:outline-level="3"><text:span text:style-name="T18">ScriptedPolicy</text:span></text:h>
                </text:list-item>
              </text:list>
            </text:list-item>
          </text:list>
        </text:list-item>
      </text:list>
      <text:p text:style-name="P13"><text:span text:style-name="T18">Executes a script which returns a boolean value.</text:span></text:p>
      <text:p text:style-name="P13"/>
      <text:p text:style-name="P13">Class name: <text:span text:style-name="T1">org.jppf.node.policy.</text:span><text:span text:style-name="T4">ScriptedPolicy</text:span></text:p>
      <text:p text:style-name="P13">Constructor<text:span text:style-name="T18">s</text:span>:</text:p>
      <text:p text:style-name="P15"><text:span text:style-name="T18">ScriptedPolicy</text:span>(String <text:span text:style-name="T18">language</text:span>, String <text:span text:style-name="T18">script</text:span>)</text:p>
      <text:p text:style-name="P15"><text:span text:style-name="T18">ScriptedPolicy</text:span>(String <text:span text:style-name="T18">language</text:span>, <text:span text:style-name="T18">Reader</text:span> <text:span text:style-name="T18">scriptReader</text:span>)</text:p>
      <text:p text:style-name="P15"><text:span text:style-name="T18">ScriptedPolicy</text:span>(String <text:span text:style-name="T18">language</text:span>, <text:span text:style-name="T18">File</text:span> <text:span text:style-name="T18">scriptFile</text:span>)</text:p>
      <text:p text:style-name="P13">Usage:</text:p>
      <text:p text:style-name="P17">policy = new <text:span text:style-name="T18">ScriptedPolicy</text:span>("<text:span text:style-name="T18">javascript</text:span>", "<text:span text:style-name="T18">true</text:span>");</text:p>
      <text:p text:style-name="P17">policy = new <text:span text:style-name="T18">ScriptedPolicy</text:span>("<text:span text:style-name="T18">javascript</text:span>", <text:span text:style-name="T20">new StringReader(myScript)</text:span>);</text:p>
      <text:p text:style-name="P15">policy = new <text:span text:style-name="T18">ScriptedPolicy</text:span>("<text:span text:style-name="T18">javascript</text:span>", <text:span text:style-name="T20">new File(</text:span>"<text:span text:style-name="T20">myScript.js</text:span>"<text:span text:style-name="T20">)</text:span>);</text:p>
      <text:p text:style-name="P13"/>
      <text:p text:style-name="P13">XML Element: <text:span text:style-name="T1">&lt;</text:span><text:span text:style-name="T4">Script</text:span><text:span text:style-name="T1">&gt;</text:span></text:p>
      <text:p text:style-name="P13">Attribute: <text:span text:style-name="T18">language</text:span></text:p>
      <text:p text:style-name="P13">Usage:</text:p>
      <text:p text:style-name="P16">&lt;<text:span text:style-name="T19">Script language=”javascript”</text:span>&gt;<text:span text:style-name="T19">true</text:span>&lt;/<text:span text:style-name="T19">Script</text:span>&gt;</text:p>
      <text:p text:style-name="P16"/>
      <text:p text:style-name="P16">&lt;<text:span text:style-name="T19">Script language=”javascript”</text:span>&gt;<text:span text:style-name="T19">&lt;![CDATA[</text:span></text:p>
      <text:p text:style-name="P16"><text:span text:style-name="T19">function myFunction() {</text:span></text:p>
      <text:p text:style-name="P16"><text:span text:style-name="T19"><text:s text:c="2"/>return true;</text:span></text:p>
      <text:p text:style-name="P16"><text:span text:style-name="T19">}</text:span></text:p>
      <text:p text:style-name="P16"><text:span text:style-name="T19">myFunction();</text:span></text:p>
      <text:p text:style-name="P16"><text:span text:style-name="T19">]]</text:span><text:span text:style-name="T21">&gt;</text:span>&lt;/<text:span text:style-name="T19">Script</text:span>&gt;</text:p>
      <text:list xml:id="list33236231"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14">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p text:style-name="Standard"/>
      <text:list xml:id="list33229393" text:continue-numbering="true" text:style-name="Outline">
        <text:list-item>
          <text:list>
            <text:list-item>
              <text:h text:style-name="P9" text:outline-level="2"><text:span text:style-name="T11">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12">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7571616143454666595" text:style-name="Numbering_20_1">
        <text:list-item>
          <text:p text:style-name="P11">in JPPFSystemInformation.get<text:span text:style-name="T16">Uuid</text:span>() : <text:span text:style-name="T16">JPPF uuid and version properties</text:span></text:p>
        </text:list-item>
        <text:list-item>
          <text:p text:style-name="P10">in JPPFSystemInformation.getJppf() : JPPF configuration properties</text:p>
        </text:list-item>
        <text:list-item>
          <text:p text:style-name="P10">in JPPFSystemInformation.getSystem() : system properties</text:p>
        </text:list-item>
        <text:list-item>
          <text:p text:style-name="P10">in JPPFSystemInformation.getEnv() : environment variables</text:p>
        </text:list-item>
        <text:list-item>
          <text:p text:style-name="P10">in JPPFSystemInformation.getNetwork() : IPV4 and IPV6 addresses assigned to the node <text:span text:style-name="T14">or driver</text:span></text:p>
        </text:list-item>
        <text:list-item>
          <text:p text:style-name="P10">in JPPFSystemInformation.getRuntime() : runtime properties</text:p>
        </text:list-item>
        <text:list-item>
          <text:p text:style-name="P10">in JPPFSystemInformation.getStorage() : storage space properties</text:p>
        </text:list-item>
      </text:list>
      <text:list xml:id="list33220945" text:continue-list="list33229393" text:style-name="Outline">
        <text:list-item>
          <text:list>
            <text:list-item>
              <text:list>
                <text:list-item>
                  <text:h text:style-name="P18" text:outline-level="3">JPPF uuid and version properties</text:h>
                </text:list-item>
              </text:list>
            </text:list-item>
          </text:list>
        </text:list-item>
      </text:list>
      <text:p text:style-name="P12">The following properties are provided:</text:p>
      <text:p text:style-name="P12"/>
      <text:p text:style-name="P4"><text:span text:style-name="Code_20_char"><text:span text:style-name="T16">jppf.uuid</text:span></text:span><text:span text:style-name="T16"> : the uuid of the node or driver</text:span></text:p>
      <text:p text:style-name="P4"><text:span text:style-name="Code_20_char"><text:span text:style-name="T16">jppf.version.number</text:span></text:span><text:span text:style-name="T16"> : the current JPPF version number</text:span></text:p>
      <text:p text:style-name="P4"><text:span text:style-name="Code_20_char"><text:span text:style-name="T16">jppf.build.number</text:span></text:span><text:span text:style-name="T16"> : the current build number</text:span></text:p>
      <text:p text:style-name="P4"><text:span text:style-name="Code_20_char"><text:span text:style-name="T16">jppf.build.date</text:span></text:span><text:span text:style-name="T16"> : the build date, including the time zone, in </text:span><text:span text:style-name="T17">the </text:span><text:span text:style-name="T16">format “yyyy-MM-dd hh:mm z”</text:span></text:p>
      <text:p text:style-name="P4"/>
      <text:p text:style-name="P7">Related APIs:</text:p>
      <text:p text:style-name="P7"/>
      <text:p text:style-name="P7"><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7"><text:a xlink:type="simple" xlink:href="http://www.jppf.org/api/org/jppf/utils/VersionUtils.html#getVersion()"><text:span text:style-name="Code_20_char"><text:span text:style-name="T3">VersionUtils.getVersion()</text:span></text:span></text:a></text:p>
      <text:list xml:id="list33234800"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10">or </text:span><text:span text:style-name="T15">driver</text:span><text:span text:style-name="T10">'s </text:span>JPPF configuration file, <text:span text:style-name="T10">depending on where the execution policy applies.</text:span></text:p>
      <text:p text:style-name="P5"/>
      <text:p text:style-name="P2"><text:span text:style-name="T10">Additionally, there is one special property “</text:span><text:span text:style-name="T2">jppf.channel.local</text:span><text:span text:style-name="T10">”, which is set internally by JPPF and which determines whether the job executor is a local node (i.e. node local to the driver's JVM) </text:span><text:span text:style-name="T15">when</text:span><text:span text:style-name="T10"> used in a server SLA, or a local executor in the client </text:span><text:span text:style-name="T15">when</text:span><text:span text:style-name="T10"> used in a client SLA. When used in a client SLA, this allows toggling local vs. remote execution on a per-job basis, as in the following example:</text:span></text:p>
      <text:p text:style-name="P6"/>
      <text:p text:style-name="P8"><text:s text:c="2"/>JPPFJob job = ...;</text:p>
      <text:p text:style-name="Code_20_block"><text:span text:style-name="T10"><text:s text:c="2"/></text:span><text:span text:style-name="T9">// allow job execution only in the client-local executor</text:span></text:p>
      <text:p text:style-name="P8"><text:s text:c="2"/>ExecutionPolicy localExecutionPolicy = new Equal("jppf.channel.local", true);</text:p>
      <text:p text:style-name="P8"><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33211568"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33225544" text:continue-numbering="true" text:style-name="Outline">
        <text:list-item>
          <text:list>
            <text:list-item>
              <text:list>
                <text:list-item>
                  <text:h text:style-name="P20"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33205480"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5">Note</text:span>: <text:span text:style-name="Code_20_char"><text:span text:style-name="T7">totalMemory</text:span></text:span><text:span text:style-name="T6"> and </text:span><text:span text:style-name="Code_20_char"><text:span text:style-name="T7">freeMemory</text:span></text:span><text:span text:style-name="T6"> are the values taken when the node first connected to the JPPF server. They </text:span><text:span text:style-name="T6">may have changed subsequently and should therefore only be used with appropriate precautions</text:span>.</text:p>
      <text:list xml:id="list3322636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33219167"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3">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33212697" text:continue-numbering="true" text:style-name="Outline">
        <text:list-item>
          <text:list>
            <text:list-item>
              <text:h text:style-name="P9" text:outline-level="2">Execution policy XML schema</text:h>
            </text:list-item>
          </text:list>
        </text:list-item>
      </text:list>
      <text:p text:style-name="Standard"/>
      <text:p text:style-name="Code_20_block"><text:s text:c="2"/>&lt;?xml version="1.0" encoding="UTF-8"?&gt;<text:line-break/> <text:s/><text:line-break/> <text:s/><text:span text:style-name="T8">&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8">&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8">&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8">&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8">&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8">&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8">&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H20S</meta:editing-duration>
    <meta:editing-cycles>37</meta:editing-cycles>
    <meta:generator>LibreOffice/4.0.4.2$Windows_x86 LibreOffice_project/9e9821abd0ffdbc09cd8c52eaa574fa09eb08f2</meta:generator>
    <meta:creation-date>2009-11-09T06:38:14.61</meta:creation-date>
    <dc:date>2013-12-24T13:07:34.18</dc:date>
    <meta:document-statistic meta:table-count="0" meta:image-count="0" meta:object-count="0" meta:page-count="13" meta:paragraph-count="451" meta:word-count="2427" meta:character-count="21569" meta:non-whitespace-character-count="1843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